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3.687cm" style:rel-column-width="12715*"/>
    </style:style>
    <style:style style:name="Таблица2.B" style:family="table-column">
      <style:table-column-properties style:column-width="15.314cm" style:rel-column-width="5282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19.001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19.0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19.001cm" style:rel-column-width="65535*"/>
    </style:style>
    <style:style style:name="Таблица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9" style:family="table">
      <style:table-properties style:width="19.001cm" table:align="margins"/>
    </style:style>
    <style:style style:name="Таблица9.A" style:family="table-column">
      <style:table-column-properties style:column-width="19.001cm" style:rel-column-width="65535*"/>
    </style:style>
    <style:style style:name="Таблица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19.001cm" style:rel-column-width="65535*"/>
    </style:style>
    <style:style style:name="Таблица1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1" style:family="table">
      <style:table-properties style:width="19.001cm" table:align="margins"/>
    </style:style>
    <style:style style:name="Таблица11.A" style:family="table-column">
      <style:table-column-properties style:column-width="19.001cm" style:rel-column-width="65535*"/>
    </style:style>
    <style:style style:name="Таблица1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2" style:family="table">
      <style:table-properties style:width="19.001cm" table:align="margins"/>
    </style:style>
    <style:style style:name="Таблица12.A" style:family="table-column">
      <style:table-column-properties style:column-width="19.001cm" style:rel-column-width="65535*"/>
    </style:style>
    <style:style style:name="Таблица1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4" style:family="table">
      <style:table-properties style:width="19.001cm" table:align="margins"/>
    </style:style>
    <style:style style:name="Таблица14.A" style:family="table-column">
      <style:table-column-properties style:column-width="19.001cm" style:rel-column-width="65535*"/>
    </style:style>
    <style:style style:name="Таблица1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5" style:family="table">
      <style:table-properties style:width="19.001cm" table:align="margins"/>
    </style:style>
    <style:style style:name="Таблица15.A" style:family="table-column">
      <style:table-column-properties style:column-width="19.001cm" style:rel-column-width="65535*"/>
    </style:style>
    <style:style style:name="Таблица15.A1" style:family="table-cell">
      <style:table-cell-properties fo:padding="0.097cm" fo:border="0.5pt solid #000000"/>
    </style:style>
    <style:style style:name="Таблица16" style:family="table">
      <style:table-properties style:width="19.001cm" table:align="margins"/>
    </style:style>
    <style:style style:name="Таблица16.A" style:family="table-column">
      <style:table-column-properties style:column-width="19.001cm" style:rel-column-width="65535*"/>
    </style:style>
    <style:style style:name="Таблица1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7" style:family="table">
      <style:table-properties style:width="19.001cm" table:align="margins"/>
    </style:style>
    <style:style style:name="Таблица17.A" style:family="table-column">
      <style:table-column-properties style:column-width="19.001cm" style:rel-column-width="65535*"/>
    </style:style>
    <style:style style:name="Таблица17.A1" style:family="table-cell">
      <style:table-cell-properties fo:padding="0.097cm" fo:border="0.5pt solid #000000"/>
    </style:style>
    <style:style style:name="Таблица13" style:family="table">
      <style:table-properties style:width="19.001cm" table:align="margins"/>
    </style:style>
    <style:style style:name="Таблица13.A" style:family="table-column">
      <style:table-column-properties style:column-width="19.001cm" style:rel-column-width="65535*"/>
    </style:style>
    <style:style style:name="Таблица1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8" style:family="table">
      <style:table-properties style:width="19.001cm" table:align="margins"/>
    </style:style>
    <style:style style:name="Таблица18.A" style:family="table-column">
      <style:table-column-properties style:column-width="19.001cm" style:rel-column-width="65535*"/>
    </style:style>
    <style:style style:name="Таблица1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9" style:family="table">
      <style:table-properties style:width="19.001cm" table:align="margins"/>
    </style:style>
    <style:style style:name="Таблица19.A" style:family="table-column">
      <style:table-column-properties style:column-width="19.001cm" style:rel-column-width="65535*"/>
    </style:style>
    <style:style style:name="Таблица1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0" style:family="table">
      <style:table-properties style:width="19.001cm" table:align="margins"/>
    </style:style>
    <style:style style:name="Таблица20.A" style:family="table-column">
      <style:table-column-properties style:column-width="19.001cm" style:rel-column-width="65535*"/>
    </style:style>
    <style:style style:name="Таблица2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1" style:family="table">
      <style:table-properties style:width="19.001cm" table:align="margins"/>
    </style:style>
    <style:style style:name="Таблица21.A" style:family="table-column">
      <style:table-column-properties style:column-width="19.001cm" style:rel-column-width="65535*"/>
    </style:style>
    <style:style style:name="Таблица21.A1" style:family="table-cell">
      <style:table-cell-properties fo:background-color="#2d2b55" fo:padding="0.097cm" fo:border="0.5pt solid #000000">
        <style:background-image/>
      </style:table-cell-properties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Table_20_Contents">
      <style:text-properties fo:language="en" fo:country="US" officeooo:rsid="00015db2" officeooo:paragraph-rsid="00015db2"/>
    </style:style>
    <style:style style:name="P4" style:family="paragraph" style:parent-style-name="Text_20_body">
      <style:text-properties fo:language="en" fo:country="US" officeooo:rsid="00015db2" officeooo:paragraph-rsid="00015db2"/>
    </style:style>
    <style:style style:name="P5" style:family="paragraph" style:parent-style-name="Subtitle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fo:font-weight="bold" officeooo:paragraph-rsid="00015db2" style:font-weight-asian="bold" style:font-weight-complex="bold"/>
    </style:style>
    <style:style style:name="P11" style:family="paragraph" style:parent-style-name="Standard">
      <style:paragraph-properties style:line-height-at-least="0.402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2" style:family="paragraph" style:parent-style-name="Standard">
      <style:paragraph-properties style:line-height-at-least="0.402cm"/>
      <style:text-properties fo:color="#ffffff" loext:opacity="100%" style:font-name="Consolas" fo:font-size="12pt" fo:language="en" fo:country="US" fo:font-weight="normal" fo:background-color="#2d2b55" style:font-size-asian="12pt" style:font-size-complex="12pt"/>
    </style:style>
    <style:style style:name="P13" style:family="paragraph" style:parent-style-name="Standard">
      <style:paragraph-properties style:line-height-at-least="0.402cm"/>
      <style:text-properties fo:color="#ffffff" loext:opacity="100%" style:font-name="Consolas" fo:font-size="12pt" fo:font-style="normal" fo:font-weight="normal" fo:background-color="#2d2b5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style:line-height-at-least="0.402cm"/>
      <style:text-properties fo:color="#ffffff" loext:opacity="100%" style:font-name="Consolas" fo:font-size="12pt" style:text-underline-style="none" fo:font-weight="normal" fo:background-color="#2d2b55" style:font-size-asian="12pt" style:font-size-complex="12pt"/>
    </style:style>
    <style:style style:name="P15" style:family="paragraph" style:parent-style-name="Standard">
      <style:paragraph-properties style:line-height-at-least="0.402cm"/>
      <style:text-properties fo:color="#ffffff" loext:opacity="100%" fo:font-size="12pt" fo:background-color="#2d2b55" style:font-size-asian="12pt" style:font-size-complex="12pt"/>
    </style:style>
    <style:style style:name="P16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17" style:family="paragraph" style:parent-style-name="Standard">
      <style:paragraph-properties style:line-height-at-least="0.402cm"/>
      <style:text-properties fo:font-size="12pt" fo:background-color="#2d2b55" style:font-size-asian="12pt" style:font-size-complex="12pt"/>
    </style:style>
    <style:style style:name="P18" style:family="paragraph" style:parent-style-name="Table_20_Contents">
      <style:text-properties officeooo:paragraph-rsid="00015db2"/>
    </style:style>
    <style:style style:name="P19" style:family="paragraph" style:parent-style-name="Text_20_body">
      <style:text-properties officeooo:paragraph-rsid="00015db2"/>
    </style:style>
    <style:style style:name="P20" style:family="paragraph" style:parent-style-name="Код">
      <style:text-properties officeooo:paragraph-rsid="00015db2"/>
    </style:style>
    <style:style style:name="P21" style:family="paragraph" style:parent-style-name="Table_20_Contents">
      <style:text-properties officeooo:rsid="00015db2" officeooo:paragraph-rsid="00015db2"/>
    </style:style>
    <style:style style:name="P22" style:family="paragraph" style:parent-style-name="Text_20_body">
      <style:text-properties officeooo:rsid="00015db2" officeooo:paragraph-rsid="00015db2"/>
    </style:style>
    <style:style style:name="P23" style:family="paragraph" style:parent-style-name="Text_20_body">
      <style:text-properties fo:language="ru" fo:country="RU" officeooo:rsid="00015db2" officeooo:paragraph-rsid="00015db2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ru" fo:country="RU" officeooo:rsid="00015db2" officeooo:paragraph-rsid="00015db2"/>
    </style:style>
    <style:style style:name="P25" style:family="paragraph" style:parent-style-name="Text_20_body">
      <style:text-properties fo:font-weight="normal" officeooo:rsid="00015db2" officeooo:paragraph-rsid="00015db2" style:font-weight-asian="normal" style:font-weight-complex="normal"/>
    </style:style>
    <style:style style:name="P26" style:family="paragraph" style:parent-style-name="Text_20_body">
      <style:text-properties officeooo:rsid="0002ede7" officeooo:paragraph-rsid="0002ede7"/>
    </style:style>
    <style:style style:name="P27" style:family="paragraph" style:parent-style-name="Text_20_body">
      <style:text-properties officeooo:rsid="0004072b" officeooo:paragraph-rsid="0004072b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3">
      <style:text-properties fo:font-weight="bold" officeooo:paragraph-rsid="00015db2" style:font-weight-asian="bold" style:font-weight-complex="bold"/>
    </style:style>
    <style:style style:name="P30" style:family="paragraph" style:parent-style-name="Heading_20_4">
      <style:paragraph-properties fo:break-before="page"/>
    </style:style>
    <style:style style:name="P31" style:family="paragraph" style:parent-style-name="Heading_20_4" style:list-style-name=""/>
    <style:style style:name="P32" style:family="paragraph" style:parent-style-name="Standard" style:list-style-name="L1"/>
    <style:style style:name="P33" style:family="paragraph" style:parent-style-name="Standard">
      <style:paragraph-properties style:line-height-at-least="0.402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34" style:family="paragraph" style:parent-style-name="Standard">
      <style:paragraph-properties style:line-height-at-least="0.402cm"/>
      <style:text-properties fo:color="#e1efff" loext:opacity="100%" style:font-name="Consolas" fo:font-size="12pt" fo:font-weight="normal" officeooo:paragraph-rsid="00015db2" fo:background-color="#2d2b55" style:font-size-asian="12pt" style:font-size-complex="12pt"/>
    </style:style>
    <style:style style:name="P35" style:family="paragraph" style:parent-style-name="Standard">
      <style:paragraph-properties style:line-height-at-least="0.593cm"/>
      <style:text-properties fo:color="#ffffff" loext:opacity="100%" style:font-name="Consolas" fo:font-size="12.6000003814697pt" fo:font-weight="normal" fo:background-color="#2d2b55"/>
    </style:style>
    <style:style style:name="P36" style:family="paragraph" style:parent-style-name="Standard">
      <style:paragraph-properties style:line-height-at-least="0.59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37" style:family="paragraph" style:parent-style-name="Standard">
      <style:paragraph-properties style:line-height-at-least="0.593cm"/>
      <style:text-properties fo:color="#ffffff" loext:opacity="100%" fo:background-color="#2d2b55"/>
    </style:style>
    <style:style style:name="P38" style:family="paragraph" style:parent-style-name="Standard">
      <style:paragraph-properties style:line-height-at-least="0.593cm"/>
      <style:text-properties fo:color="#ffffff" loext:opacity="100%" fo:font-size="12pt" fo:background-color="#2d2b55" style:font-size-asian="12pt" style:font-size-complex="12pt"/>
    </style:style>
    <style:style style:name="P39" style:family="paragraph" style:parent-style-name="Standard">
      <style:paragraph-properties style:line-height-at-least="0.593cm"/>
      <style:text-properties fo:color="#ffffff" loext:opacity="100%" fo:font-size="12pt" officeooo:paragraph-rsid="00052a75" fo:background-color="#2d2b55" style:font-size-asian="12pt" style:font-size-complex="12pt"/>
    </style:style>
    <style:style style:name="P40" style:family="paragraph" style:parent-style-name="Standard">
      <style:paragraph-properties style:line-height-at-least="0.593cm"/>
    </style:style>
    <style:style style:name="P41" style:family="paragraph" style:parent-style-name="Standard">
      <style:paragraph-properties style:line-height-at-least="0.593cm"/>
      <style:text-properties fo:font-size="12pt" style:font-size-asian="12pt" style:font-size-complex="12pt"/>
    </style:style>
    <style:style style:name="P42" style:family="paragraph" style:parent-style-name="Standard">
      <style:paragraph-properties style:line-height-at-least="0.593cm"/>
      <style:text-properties fo:font-size="12pt" officeooo:paragraph-rsid="00052a75" style:font-size-asian="12pt" style:font-size-complex="12pt"/>
    </style:style>
    <style:style style:name="P43" style:family="paragraph" style:parent-style-name="Standard">
      <style:text-properties fo:font-size="12pt" style:font-size-asian="12pt" style:font-size-complex="12pt"/>
    </style:style>
    <style:style style:name="P44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45" style:family="paragraph" style:parent-style-name="Table_20_Contents">
      <style:text-properties fo:font-size="12pt" style:font-size-asian="12pt" style:font-size-complex="12pt"/>
    </style:style>
    <style:style style:name="P4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text-properties fo:language="en" fo:country="US" officeooo:rsid="00052a75" officeooo:paragraph-rsid="00052a75"/>
    </style:style>
    <style:style style:name="P48" style:family="paragraph" style:parent-style-name="Table_20_Contents">
      <style:text-properties officeooo:paragraph-rsid="00052a75"/>
    </style:style>
    <style:style style:name="P49" style:family="paragraph" style:parent-style-name="Text_20_body">
      <style:text-properties officeooo:rsid="00015db2" officeooo:paragraph-rsid="00015db2"/>
    </style:style>
    <style:style style:name="P50" style:family="paragraph" style:parent-style-name="Text_20_body">
      <style:text-properties officeooo:rsid="0004072b" officeooo:paragraph-rsid="0004072b"/>
    </style:style>
    <style:style style:name="P51" style:family="paragraph" style:parent-style-name="Text_20_body">
      <style:text-properties fo:language="ru" fo:country="RU" officeooo:rsid="00052a75" officeooo:paragraph-rsid="00052a75"/>
    </style:style>
    <style:style style:name="P52" style:family="paragraph" style:parent-style-name="Text_20_body">
      <style:paragraph-properties fo:break-before="page"/>
      <style:text-properties fo:language="ru" fo:country="RU" officeooo:rsid="00052a75" officeooo:paragraph-rsid="00052a75"/>
    </style:style>
    <style:style style:name="P53" style:family="paragraph" style:parent-style-name="Text_20_body">
      <style:text-properties officeooo:rsid="00052a75" officeooo:paragraph-rsid="00052a75"/>
    </style:style>
    <style:style style:name="P54" style:family="paragraph" style:parent-style-name="Text_20_body">
      <style:text-properties fo:language="en" fo:country="US" officeooo:rsid="00052a75" officeooo:paragraph-rsid="00052a7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5db2"/>
    </style:style>
    <style:style style:name="T3" style:family="text">
      <style:text-properties fo:language="en" fo:country="US" fo:font-weight="normal" officeooo:rsid="00015db2" style:font-weight-asian="normal" style:font-weight-complex="normal"/>
    </style:style>
    <style:style style:name="T4" style:family="text">
      <style:text-properties fo:language="en" fo:country="US" officeooo:rsid="0004072b"/>
    </style:style>
    <style:style style:name="T5" style:family="text">
      <style:text-properties fo:language="en" fo:country="US" officeooo:rsid="00052a75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0f111"/>
    </style:style>
    <style:style style:name="T8" style:family="text">
      <style:text-properties fo:language="ru" fo:country="RU" officeooo:rsid="00015db2"/>
    </style:style>
    <style:style style:name="T9" style:family="text">
      <style:text-properties fo:language="ru" fo:country="RU" fo:font-weight="normal" officeooo:rsid="00015db2" style:font-weight-asian="normal" style:font-weight-complex="normal"/>
    </style:style>
    <style:style style:name="T10" style:family="text">
      <style:text-properties fo:language="ru" fo:country="RU" officeooo:rsid="0004072b"/>
    </style:style>
    <style:style style:name="T11" style:family="text">
      <style:text-properties fo:language="ru" fo:country="RU" officeooo:rsid="00052a75"/>
    </style:style>
    <style:style style:name="T12" style:family="text">
      <style:text-properties officeooo:rsid="00015db2"/>
    </style:style>
    <style:style style:name="T13" style:family="text">
      <style:text-properties fo:font-weight="normal" officeooo:rsid="00015db2" style:font-weight-asian="normal" style:font-weight-complex="normal"/>
    </style:style>
    <style:style style:name="T14" style:family="text">
      <style:text-properties style:font-name="Consolas" fo:font-weight="normal"/>
    </style:style>
    <style:style style:name="T15" style:family="text">
      <style:text-properties fo:color="#ff9d00" loext:opacity="100%"/>
    </style:style>
    <style:style style:name="T16" style:family="text">
      <style:text-properties fo:color="#ff9d00" loext:opacity="100%" style:font-name="Consolas" fo:font-weight="normal"/>
    </style:style>
    <style:style style:name="T17" style:family="text">
      <style:text-properties fo:color="#ff9d00" loext:opacity="100%" style:font-name="Consolas" fo:font-weight="normal" fo:background-color="#2d2b55" loext:char-shading-value="0"/>
    </style:style>
    <style:style style:name="T18" style:family="text">
      <style:text-properties fo:color="#ff9d00" loext:opacity="100%" style:font-name="Consolas" fo:font-size="12pt" fo:font-weight="normal" fo:background-color="#2d2b55" loext:char-shading-value="0" style:font-size-asian="12pt" style:font-size-complex="12pt"/>
    </style:style>
    <style:style style:name="T19" style:family="text">
      <style:text-properties fo:color="#ff9d00" loext:opacity="100%" fo:language="en" fo:country="US"/>
    </style:style>
    <style:style style:name="T20" style:family="text">
      <style:text-properties fo:color="#ffffff" loext:opacity="100%" style:font-name="Consolas" fo:font-weight="normal"/>
    </style:style>
    <style:style style:name="T21" style:family="text">
      <style:text-properties fo:color="#ffffff" loext:opacity="100%" style:font-name="Consolas" fo:font-weight="normal" fo:background-color="#2d2b55" loext:char-shading-value="0"/>
    </style:style>
    <style:style style:name="T22" style:family="text">
      <style:text-properties fo:color="#ffffff" loext:opacity="100%" style:font-name="Consolas" fo:font-size="12pt" fo:font-weight="normal" fo:background-color="#2d2b55" loext:char-shading-value="0" style:font-size-asian="12pt" style:font-size-complex="12pt"/>
    </style:style>
    <style:style style:name="T23" style:family="text">
      <style:text-properties fo:color="#ffffff" loext:opacity="100%" fo:background-color="#2d2b55" loext:char-shading-value="0"/>
    </style:style>
    <style:style style:name="T24" style:family="text">
      <style:text-properties fo:color="#e1efff" loext:opacity="100%"/>
    </style:style>
    <style:style style:name="T25" style:family="text">
      <style:text-properties fo:color="#e1efff" loext:opacity="100%" style:font-name="Consolas" fo:font-weight="normal"/>
    </style:style>
    <style:style style:name="T26" style:family="text">
      <style:text-properties fo:color="#e1efff" loext:opacity="100%" style:font-name="Consolas" fo:font-weight="normal" fo:background-color="#2d2b55" loext:char-shading-value="0"/>
    </style:style>
    <style:style style:name="T27" style:family="text">
      <style:text-properties fo:color="#e1efff" loext:opacity="100%" style:font-name="Consolas" fo:font-size="12pt" fo:font-weight="normal" fo:background-color="#2d2b55" loext:char-shading-value="0" style:font-size-asian="12pt" style:font-size-complex="12pt"/>
    </style:style>
    <style:style style:name="T28" style:family="text">
      <style:text-properties fo:color="#e1efff" loext:opacity="100%" style:font-name="Consolas" fo:font-size="12.6000003814697pt" fo:font-weight="normal"/>
    </style:style>
    <style:style style:name="T29" style:family="text">
      <style:text-properties fo:color="#e1efff" loext:opacity="100%" style:font-name="Consolas" fo:font-size="12.6000003814697pt" fo:font-weight="normal" fo:background-color="#2d2b55" loext:char-shading-value="0"/>
    </style:style>
    <style:style style:name="T30" style:family="text">
      <style:text-properties fo:color="#fad000" loext:opacity="100%"/>
    </style:style>
    <style:style style:name="T31" style:family="text">
      <style:text-properties fo:color="#fad000" loext:opacity="100%" style:font-name="Consolas" fo:font-weight="normal"/>
    </style:style>
    <style:style style:name="T32" style:family="text">
      <style:text-properties fo:color="#fad000" loext:opacity="100%" style:font-name="Consolas" fo:font-weight="normal" fo:background-color="#2d2b55" loext:char-shading-value="0"/>
    </style:style>
    <style:style style:name="T33" style:family="text">
      <style:text-properties fo:color="#92fc79" loext:opacity="100%" style:font-name="Consolas" fo:font-weight="normal"/>
    </style:style>
    <style:style style:name="T34" style:family="text">
      <style:text-properties fo:color="#92fc79" loext:opacity="100%" style:font-name="Consolas" fo:font-weight="normal" fo:background-color="#2d2b55" loext:char-shading-value="0"/>
    </style:style>
    <style:style style:name="T35" style:family="text">
      <style:text-properties fo:color="#92fc79" loext:opacity="100%" style:font-name="Consolas" fo:font-size="12.6000003814697pt" fo:font-weight="normal"/>
    </style:style>
    <style:style style:name="T36" style:family="text">
      <style:text-properties fo:color="#a5ff90" loext:opacity="100%" style:font-name="Consolas" fo:font-weight="normal"/>
    </style:style>
    <style:style style:name="T37" style:family="text">
      <style:text-properties fo:color="#a5ff90" loext:opacity="100%" style:font-name="Consolas" fo:font-weight="normal" fo:background-color="#2d2b55" loext:char-shading-value="0"/>
    </style:style>
    <style:style style:name="T38" style:family="text">
      <style:text-properties fo:color="#a5ff90" loext:opacity="100%" style:font-name="Consolas" fo:font-size="12.6000003814697pt" fo:font-weight="normal"/>
    </style:style>
    <style:style style:name="T39" style:family="text">
      <style:text-properties fo:color="#9effff" loext:opacity="100%"/>
    </style:style>
    <style:style style:name="T40" style:family="text">
      <style:text-properties fo:color="#9effff" loext:opacity="100%" style:font-name="Consolas" fo:font-weight="normal"/>
    </style:style>
    <style:style style:name="T41" style:family="text">
      <style:text-properties fo:color="#9effff" loext:opacity="100%" style:font-name="Consolas" fo:font-weight="normal" fo:background-color="#2d2b55" loext:char-shading-value="0"/>
    </style:style>
    <style:style style:name="T42" style:family="text">
      <style:text-properties fo:color="#9effff" loext:opacity="100%" fo:background-color="#2d2b55" loext:char-shading-value="0"/>
    </style:style>
    <style:style style:name="T43" style:family="text">
      <style:text-properties fo:color="#ffee80" loext:opacity="100%"/>
    </style:style>
    <style:style style:name="T44" style:family="text">
      <style:text-properties fo:color="#ff628c" loext:opacity="100%"/>
    </style:style>
    <style:style style:name="T45" style:family="text">
      <style:text-properties fo:color="#ff628c" loext:opacity="100%" style:font-name="Consolas" fo:font-weight="normal"/>
    </style:style>
    <style:style style:name="T46" style:family="text">
      <style:text-properties fo:color="#ff628c" loext:opacity="100%" style:font-name="Consolas" fo:font-weight="normal" fo:background-color="#2d2b55" loext:char-shading-value="0"/>
    </style:style>
    <style:style style:name="T47" style:family="text">
      <style:text-properties officeooo:rsid="0004072b"/>
    </style:style>
    <style:style style:name="T48" style:family="text">
      <style:text-properties officeooo:rsid="00052a75"/>
    </style:style>
    <style:style style:name="T49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jango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"><text:a xlink:type="simple" xlink:href="#__RefHeading___Toc29_4118663804" text:style-name="Index_20_Link" text:visited-style-name="Index_20_Link">1. Hello World. Или первый проект<text:tab/>2</text:a></text:p>
          <text:p text:style-name="P7"><text:a xlink:type="simple" xlink:href="#__RefHeading___Toc31_4118663804" text:style-name="Index_20_Link" text:visited-style-name="Index_20_Link">Структура проекта<text:tab/>2</text:a></text:p>
          <text:p text:style-name="P7"><text:a xlink:type="simple" xlink:href="#__RefHeading___Toc33_4118663804" text:style-name="Index_20_Link" text:visited-style-name="Index_20_Link">Запуск проекта<text:tab/>2</text:a></text:p>
          <text:p text:style-name="P8"><text:a xlink:type="simple" xlink:href="#__RefHeading___Toc35_4118663804" text:style-name="Index_20_Link" text:visited-style-name="Index_20_Link">Пара слов о manage.py<text:tab/>2</text:a></text:p>
          <text:p text:style-name="P7"><text:a xlink:type="simple" xlink:href="#__RefHeading___Toc38_4118663804" text:style-name="Index_20_Link" text:visited-style-name="Index_20_Link">Обработка HTTP<text:tab/>2</text:a></text:p>
          <text:p text:style-name="P8"><text:a xlink:type="simple" xlink:href="#__RefHeading___Toc40_4118663804" text:style-name="Index_20_Link" text:visited-style-name="Index_20_Link">Добавление своей стартовой страницы<text:tab/>3</text:a></text:p>
          <text:p text:style-name="P9"><text:a xlink:type="simple" xlink:href="#__RefHeading___Toc42_4118663804" text:style-name="Index_20_Link" text:visited-style-name="Index_20_Link">Маршруты<text:tab/>3</text:a></text:p>
          <text:p text:style-name="P9"><text:a xlink:type="simple" xlink:href="#__RefHeading___Toc44_4118663804" text:style-name="Index_20_Link" text:visited-style-name="Index_20_Link">Контроллер<text:tab/>4</text:a></text:p>
          <text:p text:style-name="P9"><text:a xlink:type="simple" xlink:href="#__RefHeading___Toc47_4118663804" text:style-name="Index_20_Link" text:visited-style-name="Index_20_Link">Шаблон. Настройка путей до шаблонов в Django<text:tab/>4</text:a></text:p>
          <text:p text:style-name="P6"><text:a xlink:type="simple" xlink:href="#__RefHeading___Toc49_4118663804" text:style-name="Index_20_Link" text:visited-style-name="Index_20_Link">2. Приложения. Что это такое, зачем оно надобно<text:tab/>5</text:a></text:p>
        </text:index-body>
      </text:table-of-content>
      <text:p text:style-name="P1"/>
      <text:p text:style-name="P5"/>
      <text:h text:style-name="P28" text:outline-level="1"><text:bookmark-start text:name="__RefHeading___Toc29_4118663804"/><text:span text:style-name="T1">Hello World. </text:span><text:span text:style-name="T7">Или первый проект</text:span><text:bookmark-end text:name="__RefHeading___Toc29_4118663804"/></text:h>
      <text:h text:style-name="Heading_20_2" text:outline-level="2">Как запрячь для этого <text:span text:style-name="T1">Poetry</text:span></text:h>
      <text:p text:style-name="P54">Poetry <text:span text:style-name="T6">является продвинутым решением для работы с зависимостями в </text:span>python. <text:span text:style-name="T6">Для работы с новым проектом следует ввести команду </text:span>poetry init. <text:span text:style-name="T6">Она позволит в интерактивном режиме создать проект с заданными настройками. После того, как </text:span>init <text:span text:style-name="T6">отработает, следует ожидать появления файла с расширением .</text:span>toml, <text:span text:style-name="T6">это конфигурационный файл для </text:span>poetry: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PS C:\Users\Yonder\Desktop\test_proj&gt; ls</text:p>
            <text:p text:style-name="P45"/>
            <text:p text:style-name="P45"/>
            <text:p text:style-name="P45"><text:s text:c="4"/>Каталог: C:\Users\Yonder\Desktop\test_proj</text:p>
            <text:p text:style-name="P45"/>
            <text:p text:style-name="P45"/>
            <text:p text:style-name="P45">Mode <text:s text:c="16"/>LastWriteTime <text:s text:c="8"/>Length Name</text:p>
            <text:p text:style-name="P45">---- <text:s text:c="16"/>------------- <text:s text:c="8"/>------ ----</text:p>
            <text:p text:style-name="P45">-a---- <text:s text:c="10"/>24.4.23 <text:s text:c="4"/>23:14 <text:s text:c="11"/>334 pyproject.toml</text:p>
            <text:p text:style-name="P45"/>
            <text:p text:style-name="P45"/>
            <text:p text:style-name="P45">PS C:\Users\Yonder\Desktop\test_proj&gt; cat .\pyproject.toml</text:p>
            <text:p text:style-name="P45">[tool.poetry]</text:p>
            <text:p text:style-name="P45">name = "test-proj"</text:p>
            <text:p text:style-name="P45">version = "0.1.0"</text:p>
            <text:p text:style-name="P45">description = ""</text:p>
            <text:p text:style-name="P45">authors = ["Denis &lt;makrotheeast@gmail.com&gt;"]</text:p>
            <text:p text:style-name="P45">readme = "README.md"</text:p>
            <text:p text:style-name="P45">packages = [{include = "test_proj"}]</text:p>
            <text:p text:style-name="P45"/>
            <text:p text:style-name="P45">[tool.poetry.dependencies]</text:p>
            <text:p text:style-name="P45">python = "^3.10"</text:p>
            <text:p text:style-name="P45"/>
            <text:p text:style-name="P45"/>
            <text:p text:style-name="P45">[build-system]</text:p>
            <text:p text:style-name="P45">requires = ["poetry-core"]</text:p>
            <text:p text:style-name="P45">build-backend = "poetry.core.masonry.api</text:p>
          </table:table-cell>
        </table:table-row>
      </table:table>
      <text:p text:style-name="P51">Важной оговоркой тут предстает то, что не следует указывать <text:span text:style-name="T1">django </text:span>в качестве зависимостей при выполнении команды <text:span text:style-name="T1">init. </text:span>Потому что в таком случае в зависимостях <text:span text:style-name="T1">django </text:span>появится, но в виртуальное окружение для этого проекта не установится. Лучше сделать <text:span text:style-name="T1">init, </text:span>тем самым создав проект, после чего возможно установить <text:span text:style-name="T1">django </text:span>через <text:span text:style-name="T1">add:</text:span>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47">&gt; poetry add django</text:p>
          </table:table-cell>
        </table:table-row>
      </table:table>
      <text:p text:style-name="P53"><text:span text:style-name="T6">После этого можно залезть в </text:span><text:span text:style-name="T1">poetry shell </text:span><text:span text:style-name="T6">и из него вызвать </text:span><text:span text:style-name="T1">django-admin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8">&gt; <text:span text:style-name="T2">django-admin startproject </text:span><text:span text:style-name="T8">название_проекта путь_до_будущего_корня_проекта</text:span></text:p>
          </table:table-cell>
        </table:table-row>
      </table:table>
      <text:h text:style-name="Heading_20_2" text:outline-level="2"><text:bookmark-start text:name="__RefHeading___Toc31_4118663804"/><text:soft-page-break/>Структура проекта<text:bookmark-end text:name="__RefHeading___Toc31_4118663804"/><text:span text:style-name="T1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Файл</text:p>
          </table:table-cell>
          <table:table-cell table:style-name="Таблица2.B1" office:value-type="string">
            <text:p text:style-name="P21">Описание</text:p>
          </table:table-cell>
        </table:table-row>
        <table:table-row>
          <table:table-cell table:style-name="Таблица2.A2" office:value-type="string">
            <text:p text:style-name="P3">manage.py</text:p>
          </table:table-cell>
          <table:table-cell table:style-name="Таблица2.B2" office:value-type="string">
            <text:p text:style-name="P21">Скрипт, используемый в процессе разработки для выполнения действий над проектом.</text:p>
          </table:table-cell>
        </table:table-row>
        <table:table-row>
          <table:table-cell table:style-name="Таблица2.A2" office:value-type="string">
            <text:p text:style-name="P3">wsgi.py <text:span text:style-name="T6">и </text:span>asgi.py</text:p>
          </table:table-cell>
          <table:table-cell table:style-name="Таблица2.B2" office:value-type="string">
            <text:p text:style-name="P21">Точки входа в <text:span text:style-name="T1">WSGI </text:span><text:span text:style-name="T6">и </text:span><text:span text:style-name="T1">ASGI </text:span><text:span text:style-name="T6">приложения.</text:span></text:p>
          </table:table-cell>
        </table:table-row>
        <table:table-row>
          <table:table-cell table:style-name="Таблица2.A2" office:value-type="string">
            <text:p text:style-name="P3">settings.py</text:p>
          </table:table-cell>
          <table:table-cell table:style-name="Таблица2.B2" office:value-type="string">
            <text:p text:style-name="P21">Модуль, содержащий все настройки проекта.</text:p>
          </table:table-cell>
        </table:table-row>
        <table:table-row>
          <table:table-cell table:style-name="Таблица2.A2" office:value-type="string">
            <text:p text:style-name="P3">urls.py</text:p>
          </table:table-cell>
          <table:table-cell table:style-name="Таблица2.B2" office:value-type="string">
            <text:p text:style-name="P21">Модуль, описывающий правила маршрутизации.</text:p>
          </table:table-cell>
        </table:table-row>
      </table:table>
      <text:h text:style-name="Heading_20_2" text:outline-level="2"><text:bookmark-start text:name="__RefHeading___Toc33_4118663804"/>Запуск проекта<text:bookmark-end text:name="__RefHeading___Toc33_4118663804"/><text:span text:style-name="T1"/></text:h>
      <text:p text:style-name="P22">Вот тот описанный выше файлик, а именно <text:span text:style-name="T1">manage.py, </text:span><text:span text:style-name="T6">представляет собой интерфейс для ручного управления проектом, в частности, он позволяет запустить проект:</text:span><text:span text:style-name="T1"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1"><text:span text:style-name="T6">&gt; </text:span><text:span text:style-name="T1">python manage.py runserver</text:span></text:p>
          </table:table-cell>
        </table:table-row>
      </table:table>
      <text:p text:style-name="P23">Таким образом начнет работу встроенный <text:span text:style-name="T1">wsgi </text:span>сервер в <text:span text:style-name="T1">django. </text:span>А сам проект запустится на порту 8000. Сервер работает в однопоточном режиме, перезапускается самостоятельно в случае изменений в коде. А также этот встроенный сервер ничего не кэширует.</text:p>
      <text:h text:style-name="Heading_20_3" text:outline-level="3"><text:bookmark-start text:name="__RefHeading___Toc35_4118663804"/><text:span text:style-name="T6">Пара слов о </text:span>manage.py<text:bookmark-end text:name="__RefHeading___Toc35_4118663804"/></text:h>
      <text:p text:style-name="P4">manage.py – <text:span text:style-name="T6">главный руль у фреймворка, он позволяет автоматически генерировать код, управлять базой данных, запускать сервер, консоль и так далее. Для вывода списка всех доступных команд следует запустить файл на исполнение без аргументов: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1">&gt; <text:span text:style-name="T1">python manage.py</text:span></text:p>
          </table:table-cell>
        </table:table-row>
      </table:table>
      <text:p text:style-name="P23">Список команд может расширяться самостоятельно, а также при помощи расширений, которые можно найти на <text:span text:style-name="T1">github.</text:span></text:p>
      <text:h text:style-name="Heading_20_2" text:outline-level="2"><text:bookmark-start text:name="__RefHeading___Toc38_4118663804"/>Обработка <text:span text:style-name="T1">HTTP</text:span><text:bookmark-end text:name="__RefHeading___Toc38_4118663804"/></text:h>
      <text:p text:style-name="P4">Django <text:span text:style-name="T6">берет на себя всю «грязную» работу по работе с </text:span>http. <text:span text:style-name="T6">Разработчику остается лишь чуть потрудиться для добавления новых страниц на сайт. В минимальном случае, разработчику необходимо поработать над следующими тремя сущностями:</text:span></text:p>
      <text:list text:style-name="L1">
        <text:list-item>
          <text:p text:style-name="P32">Маршрут;</text:p>
        </text:list-item>
        <text:list-item>
          <text:p text:style-name="P32">Контроллер;</text:p>
        </text:list-item>
        <text:list-item>
          <text:p text:style-name="P32">Шаблон.</text:p>
        </text:list-item>
      </text:list>
      <text:h text:style-name="P29" text:outline-level="3"><text:bookmark-start text:name="__RefHeading___Toc40_4118663804"/><text:soft-page-break/>Добавление своей стартовой страницы<text:bookmark-end text:name="__RefHeading___Toc40_4118663804"/></text:h>
      <text:h text:style-name="Heading_20_4" text:outline-level="4"><text:bookmark-start text:name="__RefHeading___Toc42_4118663804"/>Маршруты<text:bookmark-end text:name="__RefHeading___Toc42_4118663804"/></text:h>
      <text:p text:style-name="P22">Все маршруты в <text:span text:style-name="T1">Django </text:span><text:span text:style-name="T6">хранятся в модуле </text:span><text:span text:style-name="T1">urls.py. </text:span><text:span text:style-name="T6">В данном файле находится переменная </text:span><text:span text:style-name="T1">urlpatterns, </text:span><text:span text:style-name="T6">содержащая список маршрутов. После создания проекта в ней хранится лишь один маршрут, соответствующий разделу администратора </text:span><text:span text:style-name="T1">‘admin/’.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4"><text:span text:style-name="T15">from</text:span> django<text:span text:style-name="T24">.</text:span>contrib <text:span text:style-name="T15">import</text:span> admin</text:p>
            <text:p text:style-name="P12"><text:span text:style-name="T15">from</text:span> django<text:span text:style-name="T24">.</text:span>urls <text:span text:style-name="T15">import</text:span> path</text:p>
            <text:p text:style-name="P16"/>
            <text:p text:style-name="P17"><text:span text:style-name="T20">urlpatterns </text:span><text:span text:style-name="T16">=</text:span><text:span text:style-name="T20"> </text:span><text:span text:style-name="T25">[</text:span><text:span text:style-name="T31">path</text:span><text:span text:style-name="T25">(</text:span><text:span text:style-name="T33">'</text:span><text:span text:style-name="T36">admin/</text:span><text:span text:style-name="T33">'</text:span><text:span text:style-name="T25">,</text:span><text:span text:style-name="T40"> admin</text:span><text:span text:style-name="T25">.</text:span><text:span text:style-name="T40">site</text:span><text:span text:style-name="T25">.</text:span><text:span text:style-name="T40">urls</text:span><text:span text:style-name="T25">)]</text:span></text:p>
          </table:table-cell>
        </table:table-row>
      </table:table>
      <text:p text:style-name="P23">Функция <text:span text:style-name="T1">path </text:span>принимает два аргумента: адрес запрашиваемой страницы или паттерн, описывающий группу страниц и обработчик или встраиваемый <text:span text:style-name="T1">urls.py </text:span>другого приложения.</text:p>
      <text:p text:style-name="P10"><text:span text:style-name="T8">Термин: обработчик запросов в </text:span><text:span text:style-name="T2">Django </text:span><text:span text:style-name="T8">называется </text:span><text:span text:style-name="T2">view- </text:span><text:span text:style-name="T8">вьюха.</text:span></text:p>
      <text:p text:style-name="P25">Для этого потребуется сделать собствеенный <text:span text:style-name="T1">view </text:span><text:span text:style-name="T6">и шаблон. Первым делом следует импортировать </text:span><text:span text:style-name="T1">views, </text:span><text:span text:style-name="T6">которые будут использоваться: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1"><text:span text:style-name="T15">from</text:span> django<text:span text:style-name="T24">.</text:span>contrib <text:span text:style-name="T19">import</text:span> admin</text:p>
            <text:p text:style-name="P12"><text:span text:style-name="T15">from</text:span> django<text:span text:style-name="T24">.</text:span>urls <text:span text:style-name="T15">import</text:span> path</text:p>
            <text:p text:style-name="P13"><text:span text:style-name="T15">from</text:span> django_blog <text:span text:style-name="T15">import</text:span> views</text:p>
            <text:p text:style-name="P16"/>
            <text:p text:style-name="P16"><text:span text:style-name="T21">urlpatterns </text:span><text:span text:style-name="T17">=</text:span><text:span text:style-name="T21"> </text:span><text:span text:style-name="T26">[</text:span><text:span text:style-name="T32">path</text:span><text:span text:style-name="T26">(</text:span><text:span text:style-name="T34">'</text:span><text:span text:style-name="T37">admin/</text:span><text:span text:style-name="T34">'</text:span><text:span text:style-name="T26">,</text:span><text:span text:style-name="T41"> admin</text:span><text:span text:style-name="T26">.</text:span><text:span text:style-name="T41">site</text:span><text:span text:style-name="T26">.</text:span><text:span text:style-name="T41">urls</text:span><text:span text:style-name="T26">)]</text:span></text:p>
          </table:table-cell>
        </table:table-row>
      </table:table>
      <text:p text:style-name="P25">Затем следует добавить правило для обработки адреса главной страницы: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1">urlpatterns <text:span text:style-name="T15">=</text:span> <text:span text:style-name="T24">[</text:span></text:p>
            <text:p text:style-name="P15">    <text:span text:style-name="T31">path</text:span><text:span text:style-name="T25">(</text:span><text:span text:style-name="T33">'</text:span><text:span text:style-name="T36">/</text:span><text:span text:style-name="T33">'</text:span><text:span text:style-name="T25">,</text:span><text:span text:style-name="T40"> views</text:span><text:span text:style-name="T25">.</text:span><text:span text:style-name="T40">index</text:span><text:span text:style-name="T25">),</text:span></text:p>
            <text:p text:style-name="P15">    <text:span text:style-name="T31">path</text:span><text:span text:style-name="T25">(</text:span><text:span text:style-name="T33">'</text:span><text:span text:style-name="T36">admin/</text:span><text:span text:style-name="T33">'</text:span><text:span text:style-name="T25">,</text:span><text:span text:style-name="T40"> admin</text:span><text:span text:style-name="T25">.</text:span><text:span text:style-name="T40">site</text:span><text:span text:style-name="T25">.</text:span><text:span text:style-name="T40">urls</text:span><text:span text:style-name="T25">),</text:span></text:p>
            <text:p text:style-name="P33">]</text:p>
          </table:table-cell>
        </table:table-row>
      </table:table>
      <text:p text:style-name="P19"><text:span text:style-name="T13">Таким образом было создано правило. Это правило говорит следующее: для пути </text:span><text:span text:style-name="T3">‘/’ </text:span><text:span text:style-name="T9">использовать пустое </text:span><text:span text:style-name="T3">view views.index.</text:span></text:p>
      <text:h text:style-name="P30" text:outline-level="4"><text:bookmark-start text:name="__RefHeading___Toc44_4118663804"/>Контроллер<text:bookmark-end text:name="__RefHeading___Toc44_4118663804"/></text:h>
      <text:p text:style-name="P22">В файлике <text:span text:style-name="T1">urls.py </text:span><text:span text:style-name="T6">было произведено некоторое действие, а именно был импортирован </text:span><text:span text:style-name="T1">views, </text:span><text:span text:style-name="T6">все бы ничего, но его не существует. Так что далее следует создать необходимый файлик со следующим содержимым: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Код"><text:span text:style-name="Source_20_Text"><text:span text:style-name="T18">from</text:span></text:span><text:span text:style-name="Source_20_Text"><text:span text:style-name="T22"> django</text:span></text:span><text:span text:style-name="Source_20_Text"><text:span text:style-name="T27">.</text:span></text:span><text:span text:style-name="Source_20_Text"><text:span text:style-name="T22">shortcuts </text:span></text:span><text:span text:style-name="Source_20_Text"><text:span text:style-name="T18">import</text:span></text:span><text:span text:style-name="Source_20_Text"><text:span text:style-name="T22"> render</text:span></text:span></text:p>
            <text:p text:style-name="Код"/>
            <text:p text:style-name="Код"><text:span text:style-name="T15">def</text:span><text:span text:style-name="T39"> </text:span><text:span text:style-name="T30">index</text:span><text:span text:style-name="T43">(</text:span><text:span text:style-name="T39">request</text:span><text:span text:style-name="T43">)</text:span><text:span text:style-name="T24">:</text:span></text:p>
            <text:p text:style-name="Код"><text:span text:style-name="T16"><text:s text:c="4"/>return</text:span><text:span text:style-name="T14"> </text:span><text:span text:style-name="T31">render</text:span><text:span text:style-name="T25">(</text:span><text:span text:style-name="T40">request</text:span><text:span text:style-name="T25">,</text:span><text:span text:style-name="T40"> </text:span><text:span text:style-name="T33">'</text:span><text:span text:style-name="T36">index.html</text:span><text:span text:style-name="T33">'</text:span><text:span text:style-name="T25">,</text:span><text:span text:style-name="T40"> context</text:span><text:span text:style-name="T16">=</text:span><text:span text:style-name="T25">{</text:span></text:p>
            <text:p text:style-name="Код"><text:span text:style-name="T39">        </text:span><text:span text:style-name="T33">'</text:span><text:span text:style-name="T36">who</text:span><text:span text:style-name="T33">'</text:span><text:span text:style-name="T25">:</text:span><text:span text:style-name="T40"> </text:span><text:span text:style-name="T33">'</text:span><text:span text:style-name="T36">World</text:span><text:span text:style-name="T33">'</text:span><text:span text:style-name="T25">,</text:span></text:p>
            <text:p text:style-name="Код"><text:span text:style-name="T42">    </text:span><text:span text:style-name="T26">})</text:span></text:p>
          </table:table-cell>
        </table:table-row>
      </table:table>
      <text:p text:style-name="P22">Функция <text:span text:style-name="T1">render </text:span><text:span text:style-name="T6">формирует </text:span><text:span text:style-name="T1">html </text:span><text:span text:style-name="T6">на основании шаблона и использует при рендеринге словарь переменных </text:span><text:span text:style-name="T1">context.</text:span></text:p>
      <text:h text:style-name="Heading_20_4" text:outline-level="4"><text:bookmark-start text:name="__RefHeading___Toc47_4118663804"/>Шаблон. <text:span text:style-name="T12">Настройка путей до шаблонов в </text:span><text:span text:style-name="T2">Django</text:span><text:bookmark-end text:name="__RefHeading___Toc47_4118663804"/></text:h>
      <text:p text:style-name="P22">Собственно говоря, остается лишь сделать шаблон, для того, чтобы все работало. Для этого следует создать директорию <text:span text:style-name="T1">templates </text:span><text:span text:style-name="T6">и там создать файлик </text:span><text:span text:style-name="T1">index.html: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6"><text:span text:style-name="T41">&lt;h1&gt;</text:span><text:span text:style-name="T21">Hello, {{ who }}</text:span><text:span text:style-name="T41">&lt;/h1&gt;</text:span></text:p>
          </table:table-cell>
        </table:table-row>
      </table:table>
      <text:p text:style-name="P23">Для того, чтобы <text:span text:style-name="T1">Django </text:span>понял, где ему искать шаблоны, следует указать ему пути. Сделать это треубется в файлике <text:span text:style-name="T1">settings.py </text:span>в переменной <text:span text:style-name="T1">TEMPLATES. </text:span>А точнее в списке <text:span text:style-name="T1">dirs.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0"><text:span text:style-name="T44">TEMPLATES</text:span> <text:span text:style-name="T15">=</text:span> <text:span text:style-name="T24">[</text:span></text:p>
            <text:p text:style-name="P20">    <text:span text:style-name="T25">{</text:span></text:p>
            <text:p text:style-name="P20">        <text:span text:style-name="T33">'</text:span><text:span text:style-name="T36">BACKEND</text:span><text:span text:style-name="T33">'</text:span><text:span text:style-name="T25">:</text:span><text:span text:style-name="T14"> </text:span><text:span text:style-name="T33">'</text:span><text:span text:style-name="T36">django.template.backends.django.DjangoTemplates</text:span><text:span text:style-name="T33">'</text:span><text:span text:style-name="T25">,</text:span></text:p>
            <text:p text:style-name="P20"><text:span text:style-name="T23">        </text:span><text:span text:style-name="T34">'</text:span><text:span text:style-name="T37">DIRS</text:span><text:span text:style-name="T34">'</text:span><text:span text:style-name="T26">:</text:span><text:span text:style-name="T21"> </text:span><text:span text:style-name="T26">[</text:span><text:span text:style-name="T46">BASE_DIR</text:span><text:span text:style-name="T21"> </text:span><text:span text:style-name="T17">/</text:span><text:span text:style-name="T21"> </text:span><text:span text:style-name="T34">'</text:span><text:span text:style-name="T37">templates</text:span><text:span text:style-name="T34">'</text:span><text:span text:style-name="T26">],</text:span></text:p>
            <text:p text:style-name="P20">...</text:p>
          </table:table-cell>
        </table:table-row>
      </table:table>
      <text:p text:style-name="P23">Последним шагом следует добавить приложение <text:span text:style-name="T1">(</text:span>в данном случае это имя <text:span text:style-name="T1">python- </text:span>пакета, представляющего собой веб- приложение<text:span text:style-name="T1">) </text:span>в список приложений в файле <text:span text:style-name="T1">settings.py, </text:span>точнее, в переменную <text:span text:style-name="T1">INSTALLED_APPS: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5"><text:span text:style-name="T45">INSTALLED_APPS</text:span><text:span text:style-name="T14"> </text:span><text:span text:style-name="T16">=</text:span><text:span text:style-name="T14"> </text:span><text:span text:style-name="T25">[</text:span></text:p>
            <text:p text:style-name="P34"><text:s text:c="2"/>...</text:p>
            <text:p text:style-name="P15">    <text:span text:style-name="T33">'</text:span><text:span text:style-name="T36">django.contrib.staticfiles</text:span><text:span text:style-name="T33">'</text:span><text:span text:style-name="T25">,</text:span></text:p>
            <text:p text:style-name="P15">    <text:span text:style-name="T33">'</text:span><text:span text:style-name="T36">django_blog</text:span><text:span text:style-name="T33">'</text:span></text:p>
            <text:p text:style-name="P33">]</text:p>
          </table:table-cell>
        </table:table-row>
      </table:table>
      <text:p text:style-name="P24"/>
      <text:h text:style-name="P28" text:outline-level="1"><text:bookmark-start text:name="__RefHeading___Toc49_4118663804"/>Приложения. Что это такое, зачем оно надобно<text:bookmark-end text:name="__RefHeading___Toc49_4118663804"/></text:h>
      <text:p text:style-name="P26">Собственно, далеко за примером ходить не надо. <text:span text:style-name="T47">Предположим, что </text:span>мы такие все из себя разработчики социальн<text:span text:style-name="T47">ой</text:span> сет<text:span text:style-name="T47">и</text:span>. Мы уже поддерживаем обмен сообщений между пользователями, <text:span text:style-name="T47">но все меняется и мы хотим прикурутить видео- хостинг к нашей социальной сети. Логично предположить, что это поведет за собой создание новых маршрутов, их обработчиков. Что произойдет через еще пару- тройку таких итераций? Код проекта превратится свалку всевозможных </text:span><text:span text:style-name="T4">views, urls </text:span><text:span text:style-name="T10">и так далее. Конечно, можно было бы сгруппировать всё это средствами </text:span><text:span text:style-name="T4">Python, </text:span><text:span text:style-name="T10">с использованием модулей, но как разбить по модулям переменную </text:span><text:span text:style-name="T4">urlpatterns, </text:span><text:span text:style-name="T10">к примеру? А вот никак, для этого в </text:span><text:span text:style-name="T4">django </text:span><text:span text:style-name="T10">предусмотрена концепция приложений.</text:span></text:p>
      <text:p text:style-name="P27"><text:span text:style-name="T6">Сам по себе </text:span><text:span text:style-name="T1">django- </text:span><text:span text:style-name="T6">проект не обязан быть веб- приложением. На самом деле он является точкой входа из мира ВЭБа в мир других приложений. Таким образом, можно создать проект джанго, создать несколько обособленных приложений и они даже особо не будут мешать друг другу.</text:span></text:p>
      <text:p text:style-name="P27">Каждое отдельное приложение представляет собой питоновский модуль, описывающий свои <text:span text:style-name="T1">views </text:span><text:span text:style-name="T6">и модели. Ранее уже было описано создание своего приложения, таковым стал пакет </text:span><text:span text:style-name="T1">django_blog. По</text:span><text:span text:style-name="T5">м</text:span><text:span text:style-name="T1">имо</text:span><text:span text:style-name="T6"> этого он бы</text:span><text:span text:style-name="T11">л добавлен в приложения в файлике </text:span><text:span text:style-name="T5">settings.py </text:span><text:span text:style-name="T11">в переменную </text:span><text:span text:style-name="T5">INSTALLED_APPS: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6"><text:span text:style-name="T44">INSTALLED_APPS</text:span> <text:span text:style-name="T15">=</text:span> <text:span text:style-name="T24">[</text:span></text:p>
            <text:p text:style-name="P38">    <text:span text:style-name="T33">'</text:span><text:span text:style-name="T36">django.contrib.admin</text:span><text:span text:style-name="T33">'</text:span><text:span text:style-name="T25">,</text:span></text:p>
            <text:p text:style-name="P38">    <text:span text:style-name="T33">'</text:span><text:span text:style-name="T36">django.contrib.auth</text:span><text:span text:style-name="T33">'</text:span><text:span text:style-name="T25">,</text:span></text:p>
            <text:p text:style-name="P38">    <text:span text:style-name="T33">'</text:span><text:span text:style-name="T36">django.contrib.contenttypes</text:span><text:span text:style-name="T33">'</text:span><text:span text:style-name="T25">,</text:span></text:p>
            <text:p text:style-name="P38">    <text:span text:style-name="T33">'</text:span><text:span text:style-name="T36">django.contrib.sessions</text:span><text:span text:style-name="T33">'</text:span><text:span text:style-name="T25">,</text:span></text:p>
            <text:p text:style-name="P38">    <text:span text:style-name="T33">'</text:span><text:span text:style-name="T36">django.contrib.messages</text:span><text:span text:style-name="T33">'</text:span><text:span text:style-name="T25">,</text:span></text:p>
            <text:p text:style-name="P38">    <text:span text:style-name="T33">'</text:span><text:span text:style-name="T36">django.contrib.staticfiles</text:span><text:span text:style-name="T33">'</text:span><text:span text:style-name="T25">,</text:span></text:p>
            <text:p text:style-name="P38">    <text:span text:style-name="T33">'</text:span><text:span text:style-name="T36">django_blog</text:span><text:span text:style-name="T33">'</text:span></text:p>
            <text:p text:style-name="P41"><text:span text:style-name="T26">]</text:span></text:p>
          </table:table-cell>
        </table:table-row>
      </table:table>
      <text:h text:style-name="P31" text:outline-level="4"/>
      <text:h text:style-name="P30" text:outline-level="4">Как создать еще одно приложение?</text:h>
      <text:p text:style-name="P51">При создании проекта <text:span text:style-name="T1">django, </text:span>создается такая структура: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5">C:\USERS\YONDER\DESKTOP\TEST_PROJ</text:p>
            <text:p text:style-name="P45">│ <text:s text:c="2"/>manage.py</text:p>
            <text:p text:style-name="P45">│ <text:s text:c="2"/>poetry.lock</text:p>
            <text:p text:style-name="P45">│ <text:s text:c="2"/>pyproject.toml</text:p>
            <text:p text:style-name="P45">│</text:p>
            <text:p text:style-name="P45">└───test_project</text:p>
            <text:p text:style-name="P45"><text:s text:c="8"/>asgi.py</text:p>
            <text:p text:style-name="P45"><text:s text:c="8"/>settings.py</text:p>
            <text:p text:style-name="P45"><text:s text:c="8"/>urls.py</text:p>
            <text:p text:style-name="P45"><text:s text:c="8"/>wsgi.py</text:p>
            <text:p text:style-name="P45"><text:s text:c="8"/>__init__.p</text:p>
          </table:table-cell>
        </table:table-row>
      </table:table>
      <text:p text:style-name="P51">Не считая пары файликов, принадлежащих <text:span text:style-name="T1">poetry, </text:span>абстракция такова: создается <text:span text:style-name="T1">python-</text:span>пакет и файлик <text:span text:style-name="T1">manage.py, </text:span>призванный управлять этим пакетом.</text:p>
      <text:p text:style-name="P51">Если вызвать <text:span text:style-name="T1">django-admin startapp test_app</text:span>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8">&gt; <text:span text:style-name="T5">django-admin startapp test_app</text:span></text:p>
          </table:table-cell>
        </table:table-row>
      </table:table>
      <text:p text:style-name="P53"><text:span text:style-name="T6">То создастся еще один пакет, представляющий собой </text:span><text:span text:style-name="T1">python- </text:span><text:span text:style-name="T6">приложение:</text:span>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5">C:\USERS\YONDER\DESKTOP\TEST_PROJ</text:p>
            <text:p text:style-name="P45">│ <text:s text:c="2"/>manage.py</text:p>
            <text:p text:style-name="P45">│ <text:s text:c="2"/>poetry.lock</text:p>
            <text:p text:style-name="P45">│ <text:s text:c="2"/>pyproject.toml</text:p>
            <text:p text:style-name="P45">│</text:p>
            <text:p text:style-name="P45">├───test_app</text:p>
            <text:p text:style-name="P45">│ <text:s text:c="2"/>│ <text:s text:c="2"/>admin.py</text:p>
            <text:p text:style-name="P45">│ <text:s text:c="2"/>│ <text:s text:c="2"/>apps.py</text:p>
            <text:p text:style-name="P45">│ <text:s text:c="2"/>│ <text:s text:c="2"/>models.py</text:p>
            <text:p text:style-name="P45">│ <text:s text:c="2"/>│ <text:s text:c="2"/>tests.py</text:p>
            <text:p text:style-name="P45">│ <text:s text:c="2"/>│ <text:s text:c="2"/>views.py</text:p>
            <text:p text:style-name="P45">│ <text:s text:c="2"/>│ <text:s text:c="2"/>__init__.py</text:p>
            <text:p text:style-name="P45">│ <text:s text:c="2"/>│</text:p>
            <text:p text:style-name="P45">│ <text:s text:c="2"/>└───migrations</text:p>
            <text:p text:style-name="P45">│ <text:s text:c="10"/>__init__.py</text:p>
            <text:p text:style-name="P45">│</text:p>
            <text:p text:style-name="P45">└───test_project</text:p>
            <text:p text:style-name="P45"><text:s text:c="8"/>asgi.py</text:p>
            <text:p text:style-name="P45"><text:s text:c="8"/>settings.py</text:p>
            <text:p text:style-name="P45"><text:s text:c="8"/>urls.py</text:p>
            <text:p text:style-name="P45"><text:s text:c="8"/>wsgi.py</text:p>
            <text:p text:style-name="P45"><text:s text:c="8"/>__init__.p</text:p>
          </table:table-cell>
        </table:table-row>
      </table:table>
      <text:p text:style-name="Text_20_body"><text:soft-page-break/>В<text:span text:style-name="T48">от такая картина получается: рядом создается </text:span><text:span text:style-name="T5">test_app. </text:span><text:span text:style-name="T11">Понасоздавались те же самые файлики, что были и в основном проекте. Также появилась папка </text:span><text:span text:style-name="T5">migrations, </text:span><text:span text:style-name="T11">смысл которой будет расскрыт позже, как и смысл нового файлика </text:span><text:span text:style-name="T5">models.py.</text:span></text:p>
      <text:p text:style-name="P51">В другом проекте, а именно <text:span text:style-name="T1">django_blog </text:span>было создано приложение под названием <text:span text:style-name="T1">article. </text:span>В этом приложении следует изменить имя приложения в файлике <text:span text:style-name="T1">apps.py:</text:span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45">│</text:p>
            <text:p text:style-name="P45">├───article</text:p>
            <text:p text:style-name="P45">│ <text:s text:c="2"/>│ <text:s text:c="2"/>admin.py</text:p>
            <text:p text:style-name="P46">│ <text:s text:c="2"/>│ <text:s text:c="2"/><text:span text:style-name="T49">apps.py</text:span></text:p>
            <text:p text:style-name="P45">│ <text:s text:c="2"/>│ <text:s text:c="2"/>models.py</text:p>
            <text:p text:style-name="P45">│ <text:s text:c="2"/>│ <text:s text:c="2"/>tests.py</text:p>
            <text:p text:style-name="P45">│ <text:s text:c="2"/>│ <text:s text:c="2"/>views.py</text:p>
            <text:p text:style-name="P45">│ <text:s text:c="2"/>│ <text:s text:c="2"/>__init__.py</text:p>
            <text:p text:style-name="P45">│ <text:s text:c="2"/>│</text:p>
            <text:p text:style-name="P45">│ <text:s text:c="2"/>└───migrations</text:p>
            <text:p text:style-name="P45">│ <text:s text:c="10"/>__init__.py</text:p>
            <text:p text:style-name="P45">│</text:p>
            <text:p text:style-name="P45">└───django_blog</text:p>
            <text:p text:style-name="P45"><text:s text:c="4"/>│ <text:s text:c="2"/>asgi.py</text:p>
            <text:p text:style-name="P45"><text:s text:c="4"/>│ <text:s text:c="2"/>settings.py</text:p>
            <text:p text:style-name="P45"><text:s text:c="4"/>│ <text:s text:c="2"/>urls.p</text:p>
          </table:table-cell>
        </table:table-row>
      </table:table>
      <text:p text:style-name="P51">Необходимо указать полное имя, относительно корня проекта.</text:p>
      <text:p text:style-name="P51">Было: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36"><text:span text:style-name="T15">class</text:span><text:span text:style-name="T39"> </text:span><text:span text:style-name="T30">ArticleConfig</text:span><text:span text:style-name="T24">(</text:span><text:span text:style-name="T43">AppConfig</text:span><text:span text:style-name="T24">):</text:span></text:p>
            <text:p text:style-name="P39">    <text:span text:style-name="T14">default_auto_field </text:span><text:span text:style-name="T16">=</text:span><text:span text:style-name="T14"> </text:span><text:span text:style-name="T33">'</text:span><text:span text:style-name="T36">django.db.models.BigAutoField</text:span><text:span text:style-name="T33">'</text:span></text:p>
            <text:p text:style-name="P42"><text:span text:style-name="T23">    </text:span><text:span text:style-name="T21">name </text:span><text:span text:style-name="T17">=</text:span><text:span text:style-name="T21"> </text:span><text:span text:style-name="T34">'</text:span><text:span text:style-name="T37">article</text:span><text:span text:style-name="T34">'</text:span></text:p>
          </table:table-cell>
        </table:table-row>
      </table:table>
      <text:p text:style-name="P51">Стало: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36"><text:span text:style-name="T15">class</text:span><text:span text:style-name="T39"> </text:span><text:span text:style-name="T30">ArticleConfig</text:span><text:span text:style-name="T24">(</text:span><text:span text:style-name="T43">AppConfig</text:span><text:span text:style-name="T24">):</text:span></text:p>
            <text:p text:style-name="P38">    <text:span text:style-name="T14">default_auto_field </text:span><text:span text:style-name="T16">=</text:span><text:span text:style-name="T14"> </text:span><text:span text:style-name="T33">'</text:span><text:span text:style-name="T36">django.db.models.BigAutoField</text:span><text:span text:style-name="T33">'</text:span></text:p>
            <text:p text:style-name="P41"><text:span text:style-name="T23">    </text:span><text:span text:style-name="T21">name </text:span><text:span text:style-name="T17">=</text:span><text:span text:style-name="T21"> </text:span><text:span text:style-name="T34">'</text:span><text:span text:style-name="T37">django_blog.article</text:span><text:span text:style-name="T34">'</text:span></text:p>
          </table:table-cell>
        </table:table-row>
      </table:table>
      <text:p text:style-name="P51"/>
      <text:p text:style-name="P52">После чего следует добавить новосозданное приложение в список приложений: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36"><text:span text:style-name="T44">INSTALLED_APPS</text:span> <text:span text:style-name="T15">=</text:span> <text:span text:style-name="T24">[</text:span></text:p>
            <text:p text:style-name="P38">    <text:span text:style-name="T33">'</text:span><text:span text:style-name="T36">django.contrib.admin</text:span><text:span text:style-name="T33">'</text:span><text:span text:style-name="T25">,</text:span></text:p>
            <text:p text:style-name="P38">    <text:span text:style-name="T33">'</text:span><text:span text:style-name="T36">django.contrib.auth</text:span><text:span text:style-name="T33">'</text:span><text:span text:style-name="T25">,</text:span></text:p>
            <text:p text:style-name="P38">    <text:span text:style-name="T33">'</text:span><text:span text:style-name="T36">django.contrib.contenttypes</text:span><text:span text:style-name="T33">'</text:span><text:span text:style-name="T25">,</text:span></text:p>
            <text:p text:style-name="P38">    <text:span text:style-name="T33">'</text:span><text:span text:style-name="T36">django.contrib.sessions</text:span><text:span text:style-name="T33">'</text:span><text:span text:style-name="T25">,</text:span></text:p>
            <text:p text:style-name="P38">    <text:span text:style-name="T33">'</text:span><text:span text:style-name="T36">django.contrib.messages</text:span><text:span text:style-name="T33">'</text:span><text:span text:style-name="T25">,</text:span></text:p>
            <text:p text:style-name="P38">    <text:span text:style-name="T33">'</text:span><text:span text:style-name="T36">django.contrib.staticfiles</text:span><text:span text:style-name="T33">'</text:span><text:span text:style-name="T25">,</text:span></text:p>
            <text:p text:style-name="P38">    <text:span text:style-name="T33">'</text:span><text:span text:style-name="T36">django_blog</text:span><text:span text:style-name="T33">'</text:span><text:span text:style-name="T25">,</text:span></text:p>
            <text:p text:style-name="P38">    <text:span text:style-name="T33">'</text:span><text:span text:style-name="T36">django_blog.article</text:span><text:span text:style-name="T33">'</text:span><text:span text:style-name="T25">,</text:span></text:p>
            <text:p text:style-name="P41"><text:span text:style-name="T26">]</text:span></text:p>
          </table:table-cell>
        </table:table-row>
      </table:table>
      <text:p text:style-name="P51">На этом этапе можно считать, что приложение было создано и подключено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cm" style:contextual-spacing="false" fo:line-height="150%" fo:text-indent="1cm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cm" fo:margin-bottom="0.21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Standard">
      <style:paragraph-properties style:line-height-at-least="0.402cm"/>
      <style:text-properties fo:color="#ffffff" loext:opacity="100%" style:font-name="Consolas" fo:font-family="Consolas, 'Courier New', monospace" fo:font-size="12pt" fo:font-weight="normal" fo:background-color="#2d2b55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0:55:04.923000000</meta:creation-date>
    <dc:date>2023-04-25T00:18:06.655000000</dc:date>
    <meta:editing-duration>P2DT20H56M</meta:editing-duration>
    <meta:editing-cycles>6</meta:editing-cycles>
    <meta:generator>LibreOffice/7.5.2.2$Windows_X86_64 LibreOffice_project/53bb9681a964705cf672590721dbc85eb4d0c3a2</meta:generator>
    <meta:document-statistic meta:table-count="21" meta:image-count="0" meta:object-count="0" meta:page-count="9" meta:paragraph-count="195" meta:word-count="1170" meta:character-count="9205" meta:non-whitespace-character-count="7841"/>
  </office:meta>
</office:document-meta>
</file>